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560000001EC7A902C5CA08218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Gras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adornments="Gras" style:font-pitch="variable"/>
    <style:font-face style:name="OpenSymbol" svg:font-family="OpenSymbol" style:font-charset="x-symbol"/>
    <style:font-face style:name="StarSymbol" svg:font-family="Star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49cm" fo:margin-left="-1.427cm" table:align="left" fo:background-color="transparent">
        <style:background-image/>
      </style:table-properties>
    </style:style>
    <style:style style:name="Tableau1.A" style:family="table-column">
      <style:table-column-properties style:column-width="4.089cm"/>
    </style:style>
    <style:style style:name="Tableau1.B" style:family="table-column">
      <style:table-column-properties style:column-width="5.316cm"/>
    </style:style>
    <style:style style:name="Tableau1.C" style:family="table-column">
      <style:table-column-properties style:column-width="4.801cm"/>
    </style:style>
    <style:style style:name="Tableau1.D" style:family="table-column">
      <style:table-column-properties style:column-width="4.884cm"/>
    </style:style>
    <style:style style:name="Tableau1.E" style:family="table-column">
      <style:table-column-properties style:column-width="5.622cm"/>
    </style:style>
    <style:style style:name="Tableau1.F" style:family="table-column">
      <style:table-column-properties style:column-width="4.77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D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F3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B4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C4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D4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E4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B5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C5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D5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E5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F5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6" style:family="table-row">
      <style:table-row-properties style:min-row-height="2.955cm" fo:background-color="transparent">
        <style:background-image/>
      </style:table-row-properties>
    </style:style>
    <style:style style:name="Tableau1.A6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E6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F6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B7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C7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D7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E7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F7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8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B8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C8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D8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E8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F8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9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B9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C9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D9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E9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F9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0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B10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C10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D10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E10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F10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1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B11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C11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D11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E11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F11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B1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C1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D1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E12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F12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B1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C1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D1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E13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F13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4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B14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C14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D14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E14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F14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5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B15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C15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D15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E15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F15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6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B16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C16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D16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E16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F16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7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B17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C17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D17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E17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F17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8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B18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C18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D18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E18" style:family="table-cell">
      <style:table-cell-properties fo:background-color="#ffffd7" fo:padding="0.097cm" fo:border-left="0.05pt solid #000000" fo:border-right="none" fo:border-top="none" fo:border-bottom="0.05pt solid #000000">
        <style:background-image/>
      </style:table-cell-properties>
    </style:style>
    <style:style style:name="Tableau1.F18" style:family="table-cell">
      <style:table-cell-properties fo:background-color="#ffff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9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B19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C19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D19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E19" style:family="table-cell">
      <style:table-cell-properties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Tableau1.F19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margin-left="0cm" fo:margin-right="0cm" fo:text-align="center" style:justify-single-word="false" fo:text-indent="0cm" style:auto-text-indent="false"/>
      <style:text-properties style:font-name="DejaVu Sans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DejaVu Sans" fo:font-size="11pt" officeooo:paragraph-rsid="0093d9bf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DejaVu Sans" fo:font-size="11pt" officeooo:rsid="004c3c09" officeooo:paragraph-rsid="0093d9bf" fo:background-color="#ffffff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DejaVu Sans" fo:font-size="11pt" officeooo:rsid="0080e8f1" officeooo:paragraph-rsid="0093d9bf" fo:background-color="transparent" style:font-size-asian="11pt" style:font-size-complex="11pt"/>
    </style:style>
    <style:style style:name="P5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221787" officeooo:paragraph-rsid="00221787" fo:background-color="transparent" style:font-size-asian="11pt" style:font-size-complex="11pt"/>
    </style:style>
    <style:style style:name="P6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24eb01" officeooo:paragraph-rsid="0024eb01" fo:background-color="transparent" style:font-size-asian="11pt" style:font-size-complex="11pt"/>
    </style:style>
    <style:style style:name="P7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24f266" officeooo:paragraph-rsid="0024f266" fo:background-color="transparent" style:font-size-asian="11pt" style:font-size-complex="11pt"/>
    </style:style>
    <style:style style:name="P8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283d08" officeooo:paragraph-rsid="00283d08" fo:background-color="transparent" style:font-size-asian="11pt" style:font-size-complex="11pt"/>
    </style:style>
    <style:style style:name="P9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283d08" officeooo:paragraph-rsid="00b6bd82" fo:background-color="transparent" style:font-size-asian="11pt" style:font-size-complex="11pt"/>
    </style:style>
    <style:style style:name="P10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283d08" officeooo:paragraph-rsid="00cef8d9" fo:background-color="transparent" style:font-size-asian="11pt" style:font-size-complex="11pt"/>
    </style:style>
    <style:style style:name="P11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28aa1d" officeooo:paragraph-rsid="0087c3ca" fo:background-color="transparent" style:font-size-asian="11pt" style:font-size-complex="11pt"/>
    </style:style>
    <style:style style:name="P12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28aa1d" officeooo:paragraph-rsid="009ff2a9" fo:background-color="transparent" style:font-size-asian="11pt" style:font-size-complex="11pt"/>
    </style:style>
    <style:style style:name="P13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3bcb12" officeooo:paragraph-rsid="0040ee93" fo:background-color="transparent" style:font-size-asian="11pt" style:font-size-complex="11pt"/>
    </style:style>
    <style:style style:name="P14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1cab00" officeooo:paragraph-rsid="00384eb3" fo:background-color="transparent" style:font-size-asian="11pt" style:font-size-complex="11pt"/>
    </style:style>
    <style:style style:name="P15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1cab00" officeooo:paragraph-rsid="003d59ea" fo:background-color="transparent" style:font-size-asian="11pt" style:font-size-complex="11pt"/>
    </style:style>
    <style:style style:name="P16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1e228b" officeooo:paragraph-rsid="009aa44d" fo:background-color="transparent" style:font-size-asian="11pt" style:font-size-complex="11pt"/>
    </style:style>
    <style:style style:name="P17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2dc3d0" officeooo:paragraph-rsid="00a81372" fo:background-color="transparent" style:font-size-asian="11pt" style:font-size-complex="11pt"/>
    </style:style>
    <style:style style:name="P18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46b1bb" officeooo:paragraph-rsid="0046b1bb" fo:background-color="transparent" style:font-size-asian="11pt" style:font-size-complex="11pt"/>
    </style:style>
    <style:style style:name="P19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3f4a36" officeooo:paragraph-rsid="003f4a36" fo:background-color="transparent" style:font-size-asian="11pt" style:font-size-complex="11pt"/>
    </style:style>
    <style:style style:name="P20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3ca851" officeooo:paragraph-rsid="003ca851" fo:background-color="transparent" style:font-size-asian="11pt" style:font-size-complex="11pt"/>
    </style:style>
    <style:style style:name="P21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3c9694" officeooo:paragraph-rsid="003d59ea" fo:background-color="transparent" style:font-size-asian="11pt" style:font-size-complex="11pt"/>
    </style:style>
    <style:style style:name="P22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3a2474" officeooo:paragraph-rsid="00489627" fo:background-color="transparent" style:font-size-asian="11pt" style:font-size-complex="11pt"/>
    </style:style>
    <style:style style:name="P23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43ade3" officeooo:paragraph-rsid="0043ade3" fo:background-color="transparent" style:font-size-asian="11pt" style:font-size-complex="11pt"/>
    </style:style>
    <style:style style:name="P24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3a7c62" officeooo:paragraph-rsid="00c0ba80" fo:background-color="transparent" style:font-size-asian="11pt" style:font-size-complex="11pt"/>
    </style:style>
    <style:style style:name="P25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3a7c62" officeooo:paragraph-rsid="003a7c62" fo:background-color="transparent" style:font-size-asian="11pt" style:font-size-complex="11pt"/>
    </style:style>
    <style:style style:name="P26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449d50" officeooo:paragraph-rsid="00449d50" fo:background-color="transparent" style:font-size-asian="11pt" style:font-size-complex="11pt"/>
    </style:style>
    <style:style style:name="P27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4c3c09" officeooo:paragraph-rsid="005125bc" fo:background-color="transparent" style:font-size-asian="11pt" style:font-size-complex="11pt"/>
    </style:style>
    <style:style style:name="P28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4a4249" officeooo:paragraph-rsid="005125bc" fo:background-color="transparent" style:font-size-asian="11pt" style:font-size-complex="11pt"/>
    </style:style>
    <style:style style:name="P29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4a4249" officeooo:paragraph-rsid="004fdc5f" fo:background-color="transparent" style:font-size-asian="11pt" style:font-size-complex="11pt"/>
    </style:style>
    <style:style style:name="P30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2da3b" officeooo:paragraph-rsid="0052da3b" fo:background-color="transparent" style:font-size-asian="11pt" style:font-size-complex="11pt"/>
    </style:style>
    <style:style style:name="P31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125bc" officeooo:paragraph-rsid="005125bc" fo:background-color="transparent" style:font-size-asian="11pt" style:font-size-complex="11pt"/>
    </style:style>
    <style:style style:name="P32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252e1" officeooo:paragraph-rsid="005252e1" fo:background-color="transparent" style:font-size-asian="11pt" style:font-size-complex="11pt"/>
    </style:style>
    <style:style style:name="P33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76809" officeooo:paragraph-rsid="005803f6" fo:background-color="transparent" style:font-size-asian="11pt" style:font-size-complex="11pt"/>
    </style:style>
    <style:style style:name="P34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76809" officeooo:paragraph-rsid="00b75cc1" fo:background-color="transparent" style:font-size-asian="11pt" style:font-size-complex="11pt"/>
    </style:style>
    <style:style style:name="P35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96b38" officeooo:paragraph-rsid="00596b38" fo:background-color="transparent" style:font-size-asian="11pt" style:font-size-complex="11pt"/>
    </style:style>
    <style:style style:name="P36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be3a1" officeooo:paragraph-rsid="005be3a1" fo:background-color="transparent" style:font-size-asian="11pt" style:font-size-complex="11pt"/>
    </style:style>
    <style:style style:name="P37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db48d" officeooo:paragraph-rsid="005db48d" fo:background-color="transparent" style:font-size-asian="11pt" style:font-size-complex="11pt"/>
    </style:style>
    <style:style style:name="P38" style:family="paragraph" style:parent-style-name="Table_20_Contents">
      <style:paragraph-properties fo:text-align="start" style:justify-single-word="false"/>
      <style:text-properties style:font-name="DejaVu Sans" fo:font-size="11pt" fo:background-color="transparent" style:font-size-asian="11pt" style:font-size-complex="11pt"/>
    </style:style>
    <style:style style:name="P39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fo:background-color="transparent" style:font-size-asian="11pt" style:font-size-complex="11pt"/>
    </style:style>
    <style:style style:name="P40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3295a8" officeooo:paragraph-rsid="00a55dcd" fo:background-color="transparent" style:font-size-asian="11pt" style:font-size-complex="11pt"/>
    </style:style>
    <style:style style:name="P41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ec058" officeooo:paragraph-rsid="00a55dcd" fo:background-color="transparent" style:font-size-asian="11pt" style:font-size-complex="11pt"/>
    </style:style>
    <style:style style:name="P42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ec058" officeooo:paragraph-rsid="00a61eb6" fo:background-color="transparent" style:font-size-asian="11pt" style:font-size-complex="11pt"/>
    </style:style>
    <style:style style:name="P43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87a2b" officeooo:paragraph-rsid="00a61eb6" fo:background-color="transparent" style:font-size-asian="11pt" style:font-size-complex="11pt"/>
    </style:style>
    <style:style style:name="P44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23b160" officeooo:paragraph-rsid="00a6aef9" fo:background-color="transparent" style:font-size-asian="11pt" style:font-size-complex="11pt"/>
    </style:style>
    <style:style style:name="P45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4da7b7" officeooo:paragraph-rsid="00aa7878" fo:background-color="transparent" style:font-size-asian="11pt" style:font-size-complex="11pt"/>
    </style:style>
    <style:style style:name="P46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4c034" officeooo:paragraph-rsid="00ab3fff" fo:background-color="transparent" style:font-size-asian="11pt" style:font-size-complex="11pt"/>
    </style:style>
    <style:style style:name="P47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802cb" officeooo:paragraph-rsid="00bc5329" fo:background-color="transparent" style:font-size-asian="11pt" style:font-size-complex="11pt"/>
    </style:style>
    <style:style style:name="P48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802cb" officeooo:paragraph-rsid="00aed435" fo:background-color="transparent" style:font-size-asian="11pt" style:font-size-complex="11pt"/>
    </style:style>
    <style:style style:name="P49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0b56a" officeooo:paragraph-rsid="00b0b2be" fo:background-color="transparent" style:font-size-asian="11pt" style:font-size-complex="11pt"/>
    </style:style>
    <style:style style:name="P50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0b56a" officeooo:paragraph-rsid="00b943ab" fo:background-color="transparent" style:font-size-asian="11pt" style:font-size-complex="11pt"/>
    </style:style>
    <style:style style:name="P51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50a1a" officeooo:paragraph-rsid="00b446a2" fo:background-color="transparent" style:font-size-asian="11pt" style:font-size-complex="11pt"/>
    </style:style>
    <style:style style:name="P52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4739de" officeooo:paragraph-rsid="004739de" fo:background-color="transparent" style:font-size-asian="11pt" style:font-size-complex="11pt"/>
    </style:style>
    <style:style style:name="P53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4fdc5f" officeooo:paragraph-rsid="00c0ba80" fo:background-color="transparent" style:font-size-asian="11pt" style:font-size-complex="11pt"/>
    </style:style>
    <style:style style:name="P54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4fdc5f" officeooo:paragraph-rsid="00c20900" fo:background-color="transparent" style:font-size-asian="11pt" style:font-size-complex="11pt"/>
    </style:style>
    <style:style style:name="P55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253a37" officeooo:paragraph-rsid="00cdb78d" fo:background-color="transparent" style:font-size-asian="11pt" style:font-size-complex="11pt"/>
    </style:style>
    <style:style style:name="P56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5a0c50" officeooo:paragraph-rsid="00cef8d9" fo:background-color="transparent" style:font-size-asian="11pt" style:font-size-complex="11pt"/>
    </style:style>
    <style:style style:name="P57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2a8923" officeooo:paragraph-rsid="00ad01d5" fo:background-color="transparent" style:font-size-asian="11pt" style:font-size-complex="11pt"/>
    </style:style>
    <style:style style:name="P58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11pt" officeooo:rsid="003481c7" officeooo:paragraph-rsid="00cef8d9" fo:background-color="transparent" style:font-size-asian="11pt" style:font-size-complex="11pt"/>
    </style:style>
    <style:style style:name="P59" style:family="paragraph" style:parent-style-name="Table_20_Contents">
      <loext:graphic-properties draw:fill="none" draw:fill-color="#ffffff"/>
      <style:paragraph-properties fo:text-align="start" style:justify-single-word="false" fo:break-before="page" fo:background-color="transparent"/>
      <style:text-properties style:font-name="DejaVu Sans" fo:font-size="11pt" fo:font-weight="bold" fo:background-color="transparent" style:font-size-asian="11pt" style:font-weight-asian="bold" style:font-size-complex="11pt" style:font-weight-complex="bold"/>
    </style:style>
    <style:style style:name="P60" style:family="paragraph" style:parent-style-name="Standard">
      <style:paragraph-properties text:number-lines="false" text:line-number="0"/>
      <style:text-properties style:font-name="DejaVu Sans" fo:font-size="6pt" officeooo:paragraph-rsid="001adc21" style:font-size-asian="6pt" style:font-size-complex="6pt"/>
    </style:style>
    <style:style style:name="P61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6pt" officeooo:rsid="0052da3b" officeooo:paragraph-rsid="0052da3b" fo:background-color="transparent" style:font-size-asian="5.25pt" style:font-size-complex="6pt"/>
    </style:style>
    <style:style style:name="P62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6pt" officeooo:rsid="002a8923" officeooo:paragraph-rsid="00ad01d5" fo:background-color="transparent" style:font-size-asian="5.25pt" style:font-size-complex="6pt"/>
    </style:style>
    <style:style style:name="P63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6pt" officeooo:rsid="002dc3d0" officeooo:paragraph-rsid="00342ff9" fo:background-color="transparent" style:font-size-asian="5.25pt" style:font-size-complex="6pt"/>
    </style:style>
    <style:style style:name="P64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style:font-name="DejaVu Sans" fo:font-size="6pt" officeooo:rsid="004a4249" officeooo:paragraph-rsid="004fdc5f" fo:background-color="transparent" style:font-size-asian="5.25pt" style:font-size-complex="6pt"/>
    </style:style>
    <style:style style:name="P65" style:family="paragraph" style:parent-style-name="Standard">
      <style:paragraph-properties fo:text-align="justify" style:justify-single-word="false" text:number-lines="false" text:line-number="0"/>
      <style:text-properties style:font-name="DejaVu Sans" fo:font-size="18pt" style:text-underline-style="none" fo:font-weight="bold" officeooo:rsid="0047fe83" officeooo:paragraph-rsid="001adc21" style:font-size-asian="18pt" style:font-weight-asian="bold" style:font-size-complex="18pt" style:font-weight-complex="bold"/>
    </style:style>
    <style:style style:name="P66" style:family="paragraph" style:parent-style-name="Title">
      <style:text-properties style:font-name="DejaVu Sans"/>
    </style:style>
    <style:style style:name="P67" style:family="paragraph" style:parent-style-name="Table_20_Contents">
      <style:paragraph-properties fo:text-align="center" style:justify-single-word="false"/>
      <style:text-properties fo:color="#ff0000" loext:opacity="100%" style:font-name="DejaVu Sans" fo:font-size="11pt" fo:font-weight="bold" officeooo:rsid="007b3fe3" officeooo:paragraph-rsid="007b3fe3" style:font-size-asian="11pt" style:font-weight-asian="bold" style:font-size-complex="11pt" style:font-weight-complex="bold"/>
    </style:style>
    <style:style style:name="P68" style:family="paragraph" style:parent-style-name="Table_20_Contents">
      <loext:graphic-properties draw:fill="none" draw:fill-color="#ffffff"/>
      <style:paragraph-properties fo:text-align="start" style:justify-single-word="false" fo:background-color="transparent"/>
    </style:style>
    <style:style style:name="P69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officeooo:paragraph-rsid="00a42800"/>
    </style:style>
    <style:style style:name="P70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officeooo:paragraph-rsid="00b82557"/>
    </style:style>
    <style:style style:name="P71" style:family="paragraph" style:parent-style-name="Table_20_Contents">
      <loext:graphic-properties draw:fill="none" draw:fill-color="#ffffff"/>
      <style:paragraph-properties fo:text-align="start" style:justify-single-word="false" fo:background-color="transparent"/>
      <style:text-properties officeooo:paragraph-rsid="003d59ea"/>
    </style:style>
    <style:style style:name="P72" style:family="paragraph" style:parent-style-name="Standard">
      <style:paragraph-properties fo:margin-left="0cm" fo:margin-right="0cm" fo:text-indent="0cm" style:auto-text-indent="false"/>
    </style:style>
    <style:style style:name="P7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0.6cm" style:auto-text-indent="false" style:page-number="auto" fo:background-color="transparent"/>
      <style:text-properties officeooo:rsid="00810452" officeooo:paragraph-rsid="00810452"/>
    </style:style>
    <style:style style:name="P74" style:family="paragraph" style:parent-style-name="Standard" style:master-page-name="">
      <loext:graphic-properties draw:fill="none"/>
      <style:paragraph-properties fo:margin-left="1.101cm" fo:margin-right="0cm" fo:text-align="justify" style:justify-single-word="false" fo:orphans="2" fo:widows="2" fo:text-indent="-0.6cm" style:auto-text-indent="false" style:page-number="auto" fo:background-color="transparent"/>
      <style:text-properties officeooo:rsid="00810452" officeooo:paragraph-rsid="00810452"/>
    </style:style>
    <style:style style:name="P75" style:family="paragraph" style:parent-style-name="Standard" style:list-style-name="L1" style:master-page-name="">
      <loext:graphic-properties draw:fill="none"/>
      <style:paragraph-properties fo:margin-left="1.499cm" fo:margin-right="0cm" fo:text-align="justify" style:justify-single-word="false" fo:orphans="2" fo:widows="2" fo:text-indent="-0.499cm" style:auto-text-indent="false" style:page-number="auto" fo:background-color="transparent"/>
      <style:text-properties officeooo:paragraph-rsid="00810452"/>
    </style:style>
    <style:style style:name="P76" style:family="paragraph" style:parent-style-name="Standard" style:list-style-name="L1">
      <loext:graphic-properties draw:fill="none"/>
      <style:paragraph-properties fo:margin-left="1.6cm" fo:margin-right="0cm" fo:text-align="justify" style:justify-single-word="false" fo:orphans="2" fo:widows="2" fo:text-indent="-0.6cm" style:auto-text-indent="false" fo:background-color="transparent"/>
      <style:text-properties style:font-name="DejaVu Sans" officeooo:rsid="00810452" officeooo:paragraph-rsid="00810452"/>
    </style:style>
    <style:style style:name="P77" style:family="paragraph" style:parent-style-name="Table_20_Contents" style:master-page-name="Standard">
      <loext:graphic-properties draw:fill="none" draw:fill-color="#ffffff"/>
      <style:paragraph-properties fo:text-align="start" style:justify-single-word="false" style:page-number="2" fo:background-color="transparent"/>
      <style:text-properties style:font-name="DejaVu Sans" fo:font-size="11pt" fo:font-weight="bold" fo:background-color="transparent" style:font-size-asian="11pt" style:font-weight-asian="bold" style:font-size-complex="11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DejaVu Sans" fo:font-size="11pt" officeooo:rsid="00d5caf1" officeooo:paragraph-rsid="00d5caf1" fo:background-color="transparent" style:font-size-asian="11pt" style:font-size-complex="11pt"/>
    </style:style>
    <style:style style:name="P79" style:family="paragraph" style:parent-style-name="Table_20_Contents">
      <style:paragraph-properties fo:text-align="start" style:justify-single-word="false"/>
      <style:text-properties style:font-name="DejaVu Sans" fo:font-size="11pt" officeooo:rsid="00d7556d" officeooo:paragraph-rsid="00d7556d" fo:background-color="transparent" style:font-size-asian="11pt" style:font-size-complex="11pt"/>
    </style:style>
    <style:style style:name="P80" style:family="paragraph" style:parent-style-name="Table_20_Contents">
      <style:paragraph-properties fo:text-align="start" style:justify-single-word="false"/>
      <style:text-properties style:font-name="DejaVu Sans" fo:font-size="11pt" officeooo:rsid="00db64e7" officeooo:paragraph-rsid="00db64e7" fo:background-color="transparent" style:font-size-asian="11pt" style:font-size-complex="11pt"/>
    </style:style>
    <style:style style:name="P81" style:family="paragraph" style:parent-style-name="Table_20_Contents">
      <style:paragraph-properties fo:text-align="start" style:justify-single-word="false"/>
      <style:text-properties style:font-name="DejaVu Sans" fo:font-size="11pt" fo:font-weight="normal" officeooo:rsid="00dad6fd" officeooo:paragraph-rsid="00dad6fd" fo:background-color="transparent" style:font-size-asian="11pt" style:font-weight-asian="normal" style:font-size-complex="11pt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Lato" fo:font-size="11pt" fo:font-weight="normal" officeooo:rsid="00d50fad" officeooo:paragraph-rsid="00d50fad" fo:background-color="transparent" style:font-size-asian="11pt" style:font-weight-asian="normal" style:font-size-complex="11pt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Lato" fo:font-size="11pt" fo:font-weight="normal" officeooo:rsid="00d94701" officeooo:paragraph-rsid="00d94701" fo:background-color="transparent" style:font-size-asian="11pt" style:font-weight-asian="normal" style:font-size-complex="11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Lato" fo:font-size="11pt" fo:font-weight="normal" officeooo:rsid="00d50fad" officeooo:paragraph-rsid="00d50fad" fo:background-color="transparent" style:font-size-asian="9.60000038146973pt" style:font-weight-asian="normal" style:font-size-complex="11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Lato" fo:font-size="11pt" fo:font-weight="normal" officeooo:rsid="00dad6fd" officeooo:paragraph-rsid="00dad6fd" fo:background-color="transparent" style:font-size-asian="9.60000038146973pt" style:font-weight-asian="normal" style:font-size-complex="11pt" style:font-weight-complex="normal"/>
    </style:style>
    <style:style style:name="P86" style:family="paragraph" style:parent-style-name="Text_20_body" style:list-style-name="L1">
      <loext:graphic-properties draw:fill="none"/>
      <style:paragraph-properties fo:margin-left="1.6cm" fo:margin-right="0cm" fo:text-align="justify" style:justify-single-word="false" fo:orphans="2" fo:widows="2" fo:text-indent="-0.6cm" style:auto-text-indent="false" fo:background-color="transparent"/>
    </style:style>
    <style:style style:name="T1" style:family="text">
      <style:text-properties officeooo:rsid="0026f15b"/>
    </style:style>
    <style:style style:name="T2" style:family="text">
      <style:text-properties officeooo:rsid="002c425c"/>
    </style:style>
    <style:style style:name="T3" style:family="text">
      <style:text-properties officeooo:rsid="002fb58b"/>
    </style:style>
    <style:style style:name="T4" style:family="text">
      <style:text-properties officeooo:rsid="003d59ea"/>
    </style:style>
    <style:style style:name="T5" style:family="text">
      <style:text-properties officeooo:rsid="0040ee93"/>
    </style:style>
    <style:style style:name="T6" style:family="text">
      <style:text-properties officeooo:rsid="00846a14" fo:background-color="transparent" loext:char-shading-value="0"/>
    </style:style>
    <style:style style:name="T7" style:family="text">
      <style:text-properties officeooo:rsid="0080e8f1" fo:background-color="transparent" loext:char-shading-value="0"/>
    </style:style>
    <style:style style:name="T8" style:family="text">
      <style:text-properties officeooo:rsid="004c3c09" fo:background-color="transparent" loext:char-shading-value="0"/>
    </style:style>
    <style:style style:name="T9" style:family="text">
      <style:text-properties officeooo:rsid="00470dc4"/>
    </style:style>
    <style:style style:name="T10" style:family="text">
      <style:text-properties officeooo:rsid="0055f6ed"/>
    </style:style>
    <style:style style:name="T11" style:family="text">
      <style:text-properties officeooo:rsid="005803f6"/>
    </style:style>
    <style:style style:name="T12" style:family="text">
      <style:text-properties officeooo:rsid="005be3a1"/>
    </style:style>
    <style:style style:name="T13" style:family="text">
      <style:text-properties officeooo:rsid="005fbce1"/>
    </style:style>
    <style:style style:name="T14" style:family="text">
      <style:text-properties style:font-name="DejaVu Sans"/>
    </style:style>
    <style:style style:name="T15" style:family="text">
      <style:text-properties style:font-name="DejaVu Sans" fo:font-weight="normal" officeooo:rsid="00810452" style:font-weight-asian="normal" style:font-weight-complex="normal"/>
    </style:style>
    <style:style style:name="T16" style:family="text">
      <style:text-properties style:font-name="DejaVu Sans" fo:font-weight="normal" officeooo:rsid="00870962" style:font-weight-asian="normal" style:font-weight-complex="normal"/>
    </style:style>
    <style:style style:name="T17" style:family="text">
      <style:text-properties style:font-name="DejaVu Sans" fo:font-weight="normal" officeooo:rsid="0093ad07" style:font-weight-asian="normal" style:font-weight-complex="normal"/>
    </style:style>
    <style:style style:name="T18" style:family="text">
      <style:text-properties style:font-name="DejaVu Sans" officeooo:rsid="00810452"/>
    </style:style>
    <style:style style:name="T19" style:family="text">
      <style:text-properties style:font-name="DejaVu Sans" fo:font-weight="bold" style:font-weight-asian="bold" style:font-weight-complex="bold"/>
    </style:style>
    <style:style style:name="T20" style:family="text">
      <style:text-properties style:font-name="DejaVu Sans" fo:font-weight="bold" officeooo:rsid="00810452" style:font-weight-asian="bold" style:font-weight-complex="bold"/>
    </style:style>
    <style:style style:name="T21" style:family="text">
      <style:text-properties style:font-name="DejaVu Sans" fo:font-weight="bold" officeooo:rsid="00820d2f" style:font-weight-asian="bold" style:font-weight-complex="bold"/>
    </style:style>
    <style:style style:name="T22" style:family="text">
      <style:text-properties style:font-name="DejaVu Sans" fo:font-weight="bold" officeooo:rsid="008ad545" style:font-weight-asian="bold" style:font-weight-complex="bold"/>
    </style:style>
    <style:style style:name="T23" style:family="text">
      <style:text-properties style:font-name="DejaVu Sans" officeooo:rsid="00820d2f"/>
    </style:style>
    <style:style style:name="T24" style:family="text">
      <style:text-properties style:font-name="DejaVu Sans" officeooo:rsid="008ad545"/>
    </style:style>
    <style:style style:name="T25" style:family="text">
      <style:text-properties style:font-name="DejaVu Sans" officeooo:rsid="008cc698"/>
    </style:style>
    <style:style style:name="T26" style:family="text">
      <style:text-properties style:font-name="DejaVu Sans" fo:font-size="11pt" fo:font-weight="normal" officeooo:rsid="003ae4f1" fo:background-color="transparent" loext:char-shading-value="0" style:font-size-asian="11pt" style:font-weight-asian="normal" style:font-size-complex="11pt" style:font-weight-complex="normal"/>
    </style:style>
    <style:style style:name="T27" style:family="text">
      <style:text-properties style:font-name="DejaVu Sans" fo:font-size="11pt" fo:font-weight="normal" officeooo:rsid="002d90b1" fo:background-color="transparent" loext:char-shading-value="0" style:font-size-asian="11pt" style:font-weight-asian="normal" style:font-size-complex="11pt" style:font-weight-complex="normal"/>
    </style:style>
    <style:style style:name="T28" style:family="text">
      <style:text-properties style:font-name="DejaVu Sans" fo:font-size="11pt" fo:font-weight="normal" officeooo:rsid="001af148" fo:background-color="transparent" loext:char-shading-value="0" style:font-size-asian="11pt" style:font-weight-asian="normal" style:font-size-complex="11pt" style:font-weight-complex="normal"/>
    </style:style>
    <style:style style:name="T29" style:family="text">
      <style:text-properties style:font-name="DejaVu Sans" fo:font-size="11pt" fo:font-weight="normal" officeooo:rsid="001b996d" fo:background-color="transparent" loext:char-shading-value="0" style:font-size-asian="11pt" style:font-weight-asian="normal" style:font-size-complex="11pt" style:font-weight-complex="normal"/>
    </style:style>
    <style:style style:name="T30" style:family="text">
      <style:text-properties style:font-name="DejaVu Sans" fo:font-size="11pt" fo:font-weight="normal" officeooo:rsid="00a3fb54" fo:background-color="transparent" loext:char-shading-value="0" style:font-size-asian="11pt" style:font-weight-asian="normal" style:font-size-complex="11pt" style:font-weight-complex="normal"/>
    </style:style>
    <style:style style:name="T31" style:family="text">
      <style:text-properties style:font-name="DejaVu Sans" fo:font-size="11pt" fo:font-weight="normal" officeooo:rsid="00a42800" fo:background-color="transparent" loext:char-shading-value="0" style:font-size-asian="11pt" style:font-weight-asian="normal" style:font-size-complex="11pt" style:font-weight-complex="normal"/>
    </style:style>
    <style:style style:name="T32" style:family="text">
      <style:text-properties style:font-name="DejaVu Sans" fo:font-size="11pt" fo:font-weight="normal" officeooo:rsid="00cce08b" fo:background-color="transparent" loext:char-shading-value="0" style:font-size-asian="11pt" style:font-weight-asian="normal" style:font-size-complex="11pt" style:font-weight-complex="normal"/>
    </style:style>
    <style:style style:name="T33" style:family="text">
      <style:text-properties style:font-name="DejaVu Sans" fo:font-size="11pt" officeooo:rsid="005803f6" fo:background-color="transparent" loext:char-shading-value="0" style:font-size-asian="11pt" style:font-size-complex="11pt"/>
    </style:style>
    <style:style style:name="T34" style:family="text">
      <style:text-properties style:font-name="DejaVu Sans" fo:font-size="11pt" officeooo:rsid="00bce76a" fo:background-color="transparent" loext:char-shading-value="0" style:font-size-asian="11pt" style:font-size-complex="11pt"/>
    </style:style>
    <style:style style:name="T35" style:family="text">
      <style:text-properties style:font-name="DejaVu Sans" fo:font-size="11pt" officeooo:rsid="00be2e5a" fo:background-color="transparent" loext:char-shading-value="0" style:font-size-asian="11pt" style:font-size-complex="11pt"/>
    </style:style>
    <style:style style:name="T36" style:family="text">
      <style:text-properties style:font-name="DejaVu Sans" fo:font-size="11pt" officeooo:rsid="00c60098" fo:background-color="transparent" loext:char-shading-value="0" style:font-size-asian="11pt" style:font-size-complex="11pt"/>
    </style:style>
    <style:style style:name="T37" style:family="text">
      <style:text-properties style:font-name="DejaVu Sans" fo:font-size="11pt" officeooo:rsid="003d59ea" fo:background-color="transparent" loext:char-shading-value="0" style:font-size-asian="11pt" style:font-size-complex="11pt"/>
    </style:style>
    <style:style style:name="T38" style:family="text">
      <style:text-properties style:font-name="DejaVu Sans" fo:font-size="11pt" officeooo:rsid="008b3506" fo:background-color="transparent" loext:char-shading-value="0" style:font-size-asian="11pt" style:font-size-complex="11pt"/>
    </style:style>
    <style:style style:name="T39" style:family="text">
      <style:text-properties style:text-position="super 58%" officeooo:rsid="00470dc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fo:background-color="#ffffff" loext:char-shading-value="0" style:font-weight-asian="bold" style:font-weight-complex="bold"/>
    </style:style>
    <style:style style:name="T42" style:family="text">
      <style:text-properties fo:font-weight="bold" officeooo:rsid="008c5ac1" fo:background-color="#ffffff" loext:char-shading-value="0" style:font-weight-asian="bold" style:font-weight-complex="bold"/>
    </style:style>
    <style:style style:name="T43" style:family="text">
      <style:text-properties fo:font-weight="bold" officeooo:rsid="00ba5cf1" fo:background-color="#ffffff" loext:char-shading-value="0" style:font-weight-asian="bold" style:font-weight-complex="bold"/>
    </style:style>
    <style:style style:name="T44" style:family="text">
      <style:text-properties fo:font-weight="bold" officeooo:rsid="00d11aca" fo:background-color="#ffffff" loext:char-shading-value="0" style:font-weight-asian="bold" style:font-weight-complex="bold"/>
    </style:style>
    <style:style style:name="T45" style:family="text">
      <style:text-properties officeooo:rsid="00828baa"/>
    </style:style>
    <style:style style:name="T46" style:family="text">
      <style:text-properties officeooo:rsid="00846ae0"/>
    </style:style>
    <style:style style:name="T47" style:family="text">
      <style:text-properties fo:color="#ce181e" loext:opacity="100%" style:font-name="DejaVu Sans" fo:font-weight="bold" style:font-weight-asian="bold" style:font-weight-complex="bold"/>
    </style:style>
    <style:style style:name="T48" style:family="text">
      <style:text-properties fo:color="#ce181e" loext:opacity="100%" style:font-name="DejaVu Sans" fo:font-weight="bold" officeooo:rsid="00820d2f" style:font-weight-asian="bold" style:font-weight-complex="bold"/>
    </style:style>
    <style:style style:name="T49" style:family="text">
      <style:text-properties fo:color="#000099" loext:opacity="100%" fo:font-weight="bold" style:font-weight-asian="bold" style:font-weight-complex="bold"/>
    </style:style>
    <style:style style:name="T50" style:family="text">
      <style:text-properties fo:color="#000099" loext:opacity="100%" style:font-name="DejaVu Sans" fo:font-weight="bold" style:font-weight-asian="bold" style:font-weight-complex="bold"/>
    </style:style>
    <style:style style:name="T51" style:family="text">
      <style:text-properties officeooo:rsid="004c3c09" fo:background-color="#ffffff" loext:char-shading-value="0"/>
    </style:style>
    <style:style style:name="T52" style:family="text">
      <style:text-properties officeooo:rsid="008c5ac1" fo:background-color="#ffffff" loext:char-shading-value="0"/>
    </style:style>
    <style:style style:name="T53" style:family="text">
      <style:text-properties officeooo:rsid="00846a14"/>
    </style:style>
    <style:style style:name="T54" style:family="text">
      <style:text-properties officeooo:rsid="00427562"/>
    </style:style>
    <style:style style:name="T55" style:family="text">
      <style:text-properties officeooo:rsid="009ff2a9"/>
    </style:style>
    <style:style style:name="T56" style:family="text">
      <style:text-properties officeooo:rsid="008e9c83"/>
    </style:style>
    <style:style style:name="T57" style:family="text">
      <style:text-properties officeooo:rsid="00a1a9c7"/>
    </style:style>
    <style:style style:name="T58" style:family="text">
      <style:text-properties officeooo:rsid="00a42800"/>
    </style:style>
    <style:style style:name="T59" style:family="text">
      <style:text-properties officeooo:rsid="00a55dcd"/>
    </style:style>
    <style:style style:name="T60" style:family="text">
      <style:text-properties officeooo:rsid="00a61eb6"/>
    </style:style>
    <style:style style:name="T61" style:family="text">
      <style:text-properties officeooo:rsid="00a6aef9"/>
    </style:style>
    <style:style style:name="T62" style:family="text">
      <style:text-properties officeooo:rsid="00a81372"/>
    </style:style>
    <style:style style:name="T63" style:family="text">
      <style:text-properties officeooo:rsid="00aa7878"/>
    </style:style>
    <style:style style:name="T64" style:family="text">
      <style:text-properties officeooo:rsid="00aadbb3"/>
    </style:style>
    <style:style style:name="T65" style:family="text">
      <style:text-properties officeooo:rsid="00ab3fff"/>
    </style:style>
    <style:style style:name="T66" style:family="text">
      <style:text-properties officeooo:rsid="00ab606f"/>
    </style:style>
    <style:style style:name="T67" style:family="text">
      <style:text-properties officeooo:rsid="00ad01d5"/>
    </style:style>
    <style:style style:name="T68" style:family="text">
      <style:text-properties officeooo:rsid="00b0b2be"/>
    </style:style>
    <style:style style:name="T69" style:family="text">
      <style:text-properties officeooo:rsid="00b446a2"/>
    </style:style>
    <style:style style:name="T70" style:family="text">
      <style:text-properties officeooo:rsid="00b55109"/>
    </style:style>
    <style:style style:name="T71" style:family="text">
      <style:text-properties officeooo:rsid="00b62d82"/>
    </style:style>
    <style:style style:name="T72" style:family="text">
      <style:text-properties officeooo:rsid="00b6bd82"/>
    </style:style>
    <style:style style:name="T73" style:family="text">
      <style:text-properties officeooo:rsid="00b70806"/>
    </style:style>
    <style:style style:name="T74" style:family="text">
      <style:text-properties officeooo:rsid="00b75cc1"/>
    </style:style>
    <style:style style:name="T75" style:family="text">
      <style:text-properties officeooo:rsid="00b943ab"/>
    </style:style>
    <style:style style:name="T76" style:family="text">
      <style:text-properties officeooo:rsid="00bc5329"/>
    </style:style>
    <style:style style:name="T77" style:family="text">
      <style:text-properties officeooo:rsid="00bce76a"/>
    </style:style>
    <style:style style:name="T78" style:family="text">
      <style:text-properties officeooo:rsid="00bec460"/>
    </style:style>
    <style:style style:name="T79" style:family="text">
      <style:text-properties officeooo:rsid="00becee5"/>
    </style:style>
    <style:style style:name="T80" style:family="text">
      <style:text-properties officeooo:rsid="00c0ba80"/>
    </style:style>
    <style:style style:name="T81" style:family="text">
      <style:text-properties officeooo:rsid="00c20900"/>
    </style:style>
    <style:style style:name="T82" style:family="text">
      <style:text-properties officeooo:rsid="00c2f881"/>
    </style:style>
    <style:style style:name="T83" style:family="text">
      <style:text-properties officeooo:rsid="00c40799"/>
    </style:style>
    <style:style style:name="T84" style:family="text">
      <style:text-properties officeooo:rsid="00c4b696"/>
    </style:style>
    <style:style style:name="T85" style:family="text">
      <style:text-properties officeooo:rsid="00c647ff"/>
    </style:style>
    <style:style style:name="T86" style:family="text">
      <style:text-properties officeooo:rsid="00c919c7"/>
    </style:style>
    <style:style style:name="T87" style:family="text">
      <style:text-properties officeooo:rsid="00cad1ae"/>
    </style:style>
    <style:style style:name="T88" style:family="text">
      <style:text-properties officeooo:rsid="00cdb78d"/>
    </style:style>
    <style:style style:name="T89" style:family="text">
      <style:text-properties officeooo:rsid="00d1f72a"/>
    </style:style>
    <style:style style:name="T90" style:family="text">
      <style:text-properties officeooo:rsid="00cef8d9"/>
    </style:style>
    <style:style style:name="T91" style:family="text">
      <style:text-properties officeooo:rsid="00d3afb1"/>
    </style:style>
    <style:style style:name="T92" style:family="text">
      <style:text-properties officeooo:rsid="00cf70fc"/>
    </style:style>
    <style:style style:name="T93" style:family="text">
      <style:text-properties officeooo:rsid="00d68a3a"/>
    </style:style>
    <style:style style:name="T94" style:family="text">
      <style:text-properties officeooo:rsid="00d08791"/>
    </style:style>
    <style:style style:name="T95" style:family="text">
      <style:text-properties officeooo:rsid="00d2c23f"/>
    </style:style>
    <style:style style:name="T96" style:family="text">
      <style:text-properties officeooo:rsid="00d947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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1" draw:name="Image1" text:anchor-type="paragraph" svg:x="-1.439cm" svg:y="-1.058cm" svg:width="2.275cm" svg:height="0.794cm" draw:z-index="0"><draw:image xlink:href="Pictures/10000000000000560000001EC7A902C5CA082181.png" xlink:type="simple" xlink:show="embed" xlink:actuate="onLoad" draw:mime-type="image/png"/></draw:frame>Synthèse : TIC et façon de penser</text:p>
      <text:p text:style-name="P72">Le plus simple pour remplir ce tableau est de</text:p>
      <text:p text:style-name="P73"><text:span text:style-name="T40">1)</text:span> <text:span text:style-name="T49">répertorier les idées importantes des différents textes et de regrouper celles qui vont ensemble</text:span> :</text:p>
      <text:list text:style-name="L1">
        <text:list-item>
          <text:list>
            <text:list-item>
              <text:list>
                <text:list-item>
                  <text:p text:style-name="P75"><text:span text:style-name="T18">commencer par mettre l</text:span><text:span text:style-name="T15">es idées importantes </text:span><text:span text:style-name="T18">du texte 1 les unes à la suite des autres : </text:span><text:span text:style-name="T20">une idée par ligne </text:span><text:span text:style-name="T16">(si vous le faites de façon manuscrite, ne recopiez que l’essentiel pour que cela ne vous prenne pas trop de temps </text:span><text:span text:style-name="T17">ET mettez les lignes concernées)</text:span><text:span text:style-name="T18">,</text:span></text:p>
                </text:list-item>
                <text:list-item>
                  <text:p text:style-name="P76">mettre ensuite les idées importantes du texte 2 : <text:line-break/>- si une idée est déjà présente dans le texte 1 et donc dans le tableau, la mettre sur la ligne du tableau correspondante, <text:line-break/>- si une idée du texte 2 n’est pas présente dans le texte 1, créer une nouvelle ligne,</text:p>
                </text:list-item>
                <text:list-item>
                  <text:p text:style-name="P86">faire de même pour les textes 3 et suivants ;</text:p>
                </text:list-item>
              </text:list>
            </text:list-item>
          </text:list>
        </text:list-item>
      </text:list>
      <text:p text:style-name="P74"><text:span text:style-name="T19">2) </text:span><text:span text:style-name="T50">trouver les pistes de réflexion qui</text:span><text:span text:style-name="T19"> </text:span><text:span text:style-name="T47">permettront de </text:span><text:span text:style-name="T48">créer</text:span><text:span text:style-name="T47"> les parties et sous-parties du plan</text:span><text:span text:style-name="T14"> : pour ce faire, il faut </text:span><text:span text:style-name="T19">synthétiser en quelques mots </text:span><text:span text:style-name="T21">(5 à 15)</text:span><text:span text:style-name="T23"> </text:span><text:span text:style-name="T14">chaque ligne. </text:span><text:span text:style-name="T24">Pour </text:span><text:span text:style-name="T25">y arriver</text:span><text:span text:style-name="T24">, </text:span><text:span text:style-name="T22">trouvez les mots-clés</text:span><text:span text:style-name="T24"> de chaque ligne.</text:span></text:p>
      <text:p text:style-name="P6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77">Vers de nouvelles manières de lire</text:p>
          </table:table-cell>
          <table:table-cell table:style-name="Tableau1.A1" office:value-type="string">
            <text:p text:style-name="P59">Je lis sur le Web donc je pense autrement</text:p>
          </table:table-cell>
          <table:table-cell table:style-name="Tableau1.A1" office:value-type="string">
            <text:p text:style-name="P59">Pour en finir avec le multitasking, débranchez !</text:p>
          </table:table-cell>
          <table:table-cell table:style-name="Tableau1.A1" office:value-type="string">
            <text:p text:style-name="P59">La sérendipité sur Internet : égarement documentaire ou recherche créatrice ?</text:p>
          </table:table-cell>
          <table:table-cell table:style-name="Tableau1.A1" office:value-type="string">
            <text:p text:style-name="P59">Wikipédia, dernier bastion de la sérendipité sur Internet</text:p>
          </table:table-cell>
          <table:table-cell table:style-name="Tableau1.F1" office:value-type="string">
            <text:p text:style-name="P67">PISTES</text:p>
            <text:p text:style-name="P67">DE RÉFLEXION</text:p>
          </table:table-cell>
        </table:table-row>
        <table:table-row table:style-name="Tableau1.2">
          <table:table-cell table:style-name="Tableau1.A2" office:value-type="string">
            <text:p text:style-name="P68"><text:span text:style-name="Strong_20_Emphasis"><text:span text:style-name="T26">Carr : </text:span></text:span><text:span text:style-name="Strong_20_Emphasis"><text:span text:style-name="T27">incapable de lire des documents longs à force de parcourir des formes courtes sur le web</text:span></text:span></text:p>
          </table:table-cell>
          <table:table-cell table:style-name="Tableau1.B2" office:value-type="string">
            <text:p text:style-name="P11"><text:span text:style-name="T57">Carr : </text:span><text:span text:style-name="T55">Pensée et surtout lecture différentes</text:span> : agitation <text:span text:style-name="T95">si</text:span><text:span text:style-name="T55"> </text:span>long texte</text:p>
            <text:p text:style-name="P12">Internet <text:span text:style-name="T55">a sans doute</text:span> détruit sa capacité à lire en profondeur, <text:span text:style-name="T55">à se concentrer</text:span></text:p>
            <text:p text:style-name="P12"><text:span text:style-name="T55">A</text:span><text:span text:style-name="T56">rguments dans les livres longs, clairs, complexes et difficiles</text:span></text:p>
            <text:p text:style-name="P13"><text:span text:style-name="T55">Le Net</text:span> pousse à la lecture en diagonale, à une pensée pressée et distraite, et à un apprentissage superficiel</text:p>
          </table:table-cell>
          <table:table-cell table:style-name="Tableau1.C2" office:value-type="string">
            <text:p text:style-name="P27"><text:span text:style-name="T57">M</text:span><text:span text:style-name="T45">ultitasking</text:span> brille comme de l’efficacité mais ça n’en est pas, car notre cerveau ne sait faire qu’une chose à la fois</text:p>
            <text:p text:style-name="P28"/>
            <text:p text:style-name="P30">On préfère une information courte, sans aucune ambiguïté et si possible visuelle pour lire en diagonale</text:p>
          </table:table-cell>
          <table:table-cell table:style-name="Tableau1.D2" office:value-type="string">
            <text:p text:style-name="P39"/>
          </table:table-cell>
          <table:table-cell table:style-name="Tableau1.E2" office:value-type="string">
            <text:p text:style-name="P39"/>
          </table:table-cell>
          <table:table-cell table:style-name="Tableau1.F2" office:value-type="string">
            <text:p text:style-name="P4">Internet <text:span text:style-name="T53">induit une</text:span> pensée en diagonale, superficielle, <text:span text:style-name="T53">une baisse de la </text:span>concentration <text:span text:style-name="T53">à cause du</text:span> multitasking intellectuel <text:span text:style-name="T53">qu’il favorise.</text:span></text:p>
            <text:p text:style-name="P2"><text:span text:style-name="T6">O</text:span><text:span text:style-name="T7">r</text:span><text:span text:style-name="T8"> notre cerveau ne sait faire qu’une seule chos</text:span>e à la fois</text:p>
            <text:p text:style-name="P3"/>
            <text:p text:style-name="P4"><text:span text:style-name="T51">→</text:span><text:span text:style-name="T52"> </text:span><text:span text:style-name="T42">Internet = baisse de concentration </text:span><text:span text:style-name="T44">car</text:span><text:span text:style-name="T42"> </text:span><text:span text:style-name="T41">multitasking, </text:span><text:span text:style-name="T44">qui est</text:span><text:span text:style-name="T41"> </text:span><text:span text:style-name="T42">inefficace </text:span><text:span text:style-name="T43">intellectuellement</text:span></text:p>
          </table:table-cell>
        </table:table-row>
        <text:soft-page-break/>
        <table:table-row table:style-name="Tableau1.2">
          <table:table-cell table:style-name="Tableau1.A3" office:value-type="string">
            <text:p text:style-name="P68"><text:span text:style-name="Strong_20_Emphasis"><text:span text:style-name="T27">Plus capables de lire des livres </text:span></text:span><text:span text:style-name="Strong_20_Emphasis"><text:span text:style-name="T32">non</text:span></text:span><text:span text:style-name="Strong_20_Emphasis"><text:span text:style-name="T27"> à cause d’un déterminisme technologique, mais à cause d’un manque de volonté </text:span></text:span></text:p>
          </table:table-cell>
          <table:table-cell table:style-name="Tableau1.B3" office:value-type="string">
            <text:p text:style-name="P71">N<text:span text:style-name="T37">ous consommons </text:span><text:span text:style-name="T38">l’information </text:span><text:span text:style-name="T37">dans un état de distraction</text:span></text:p>
            <text:p text:style-name="P14"/>
          </table:table-cell>
          <table:table-cell table:style-name="Tableau1.C3" office:value-type="string">
            <text:p text:style-name="P39"/>
          </table:table-cell>
          <table:table-cell table:style-name="Tableau1.D3" office:value-type="string">
            <text:p text:style-name="P39"/>
          </table:table-cell>
          <table:table-cell table:style-name="Tableau1.E3" office:value-type="string">
            <text:p text:style-name="P39"/>
          </table:table-cell>
          <table:table-cell table:style-name="Tableau1.F3" office:value-type="string">
            <text:p text:style-name="P82">Internet nous a formaté à lire des textes courts afin de passer le temps donc a réduire notre envie à lire des livres par passion.</text:p>
          </table:table-cell>
        </table:table-row>
        <table:table-row table:style-name="Tableau1.2">
          <table:table-cell table:style-name="Tableau1.A2" office:value-type="string">
            <text:p text:style-name="P69"><text:span text:style-name="Strong_20_Emphasis"><text:span text:style-name="T30">M</text:span></text:span><text:span text:style-name="Strong_20_Emphasis"><text:span text:style-name="T27">édia </text:span></text:span><text:span text:style-name="Strong_20_Emphasis"><text:span text:style-name="T30">sans</text:span></text:span><text:span text:style-name="Strong_20_Emphasis"><text:span text:style-name="T28"> </text:span></text:span><text:span text:style-name="Strong_20_Emphasis"><text:span text:style-name="T27">impact sur concentration : </text:span></text:span><text:span text:style-name="Strong_20_Emphasis"><text:span text:style-name="T29">consultation d’Internet stimule aussi zones liées à la prise de décisions ou au raisonnement complexe</text:span></text:span></text:p>
            <text:p text:style-name="P69"><text:span text:style-name="Strong_20_Emphasis"><text:span text:style-name="T31">Mais sans </text:span></text:span><text:span text:style-name="Strong_20_Emphasis"><text:span text:style-name="T30">meilleure</text:span></text:span><text:span text:style-name="Strong_20_Emphasis"><text:span text:style-name="T29"> assimilation </text:span></text:span><text:span text:style-name="Strong_20_Emphasis"><text:span text:style-name="T31">ni</text:span></text:span><text:span text:style-name="Strong_20_Emphasis"><text:span text:style-name="T29"> compréhension</text:span></text:span></text:p>
          </table:table-cell>
          <table:table-cell table:style-name="Tableau1.B2" office:value-type="string">
            <text:p text:style-name="P16">Problème : hyperliens arrête<text:span text:style-name="T58">nt</text:span> lecture <text:span text:style-name="T58">pour </text:span>évaluer le bien-fondé d’un clic → activ<text:span text:style-name="T58">e</text:span> les zones de prise de décision de notre esprit</text:p>
            <text:p text:style-name="P16">Livres <text:span text:style-name="T58">=</text:span> environnement passif → <text:span text:style-name="T58">se </text:span>concentrer sur les mots</text:p>
          </table:table-cell>
          <table:table-cell table:style-name="Tableau1.C2" office:value-type="string">
            <text:p text:style-name="P39"/>
          </table:table-cell>
          <table:table-cell table:style-name="Tableau1.D2" office:value-type="string">
            <text:p text:style-name="P39"/>
          </table:table-cell>
          <table:table-cell table:style-name="Tableau1.E2" office:value-type="string">
            <text:p text:style-name="P39"/>
          </table:table-cell>
          <table:table-cell table:style-name="Tableau1.F4" office:value-type="string">
            <text:p text:style-name="P84">Les hyperliens sont une distraction qui active la prise de décision contrairement aux livres où aucune distraction est possible, donc on se concentre seulement sur les mots.</text:p>
          </table:table-cell>
        </table:table-row>
        <table:table-row table:style-name="Tableau1.2">
          <table:table-cell table:style-name="Tableau1.A3" office:value-type="string">
            <text:p text:style-name="P5">D’un point de vue neuroscientifique, le support ne cré<text:span text:style-name="T46">e</text:span> pas beaucoup de différences au niveau visuel</text:p>
          </table:table-cell>
          <table:table-cell table:style-name="Tableau1.B3" office:value-type="string">
            <text:p text:style-name="P40">Web <text:span text:style-name="T59">n</text:span>ous transforme-<text:span text:style-name="T59">t-il</text:span> en demeurés inattentifs ou en collectivités super-intelligentes ?</text:p>
            <text:p text:style-name="P40"><text:span text:style-name="T88">1)</text:span><text:span text:style-name="T59"> voir </text:span>comment les humains se sont <text:span text:style-name="T59">historiquement</text:span> adaptés à des transitions comparables</text:p>
            <text:p text:style-name="P40"><text:span text:style-name="T88">2) </text:span><text:span text:style-name="T59">voir</text:span> si les nouveaux outils des neurosciences peuvent détecter un effet de cette phase actuelle</text:p>
          </table:table-cell>
          <table:table-cell table:style-name="Tableau1.C3" office:value-type="string">
            <text:p text:style-name="P39"/>
          </table:table-cell>
          <table:table-cell table:style-name="Tableau1.D3" office:value-type="string">
            <text:p text:style-name="P39"/>
          </table:table-cell>
          <table:table-cell table:style-name="Tableau1.E5" office:value-type="string">
            <text:p text:style-name="P39"/>
          </table:table-cell>
          <table:table-cell table:style-name="Tableau1.F5" office:value-type="string">
            <text:p text:style-name="P78">Le support n’est pas le problème c’est plutôt l’utilisateur le problème depuis un point de vu neuroscientifique mais il reste à savoir sur le web nous transforme en demeurés inattentifs ou en collectivités super-intelligentes</text:p>
          </table:table-cell>
        </table:table-row>
        <table:table-row table:style-name="Tableau1.6">
          <table:table-cell table:style-name="Tableau1.A2" office:value-type="string">
            <text:p text:style-name="P44"><text:span text:style-name="T61">O</text:span>rdinateurs génèrent des distractions exogènes demand<text:span text:style-name="T61">a</text:span>nt un effort cognitif plus <text:soft-page-break/>important pour rester <text:span text:style-name="T61">concentré</text:span></text:p>
            <text:p text:style-name="P44">Mais ce n’est pas lire à l’écran qui perturbe : c’est lire connecté</text:p>
          </table:table-cell>
          <table:table-cell table:style-name="Tableau1.B2" office:value-type="string">
            <text:p text:style-name="P17"><text:span text:style-name="T62">Carr : </text:span>Internet <text:span text:style-name="T62">=</text:span> dernier maillon d’outils ayant façonn<text:span text:style-name="T62">é</text:span> l’esprit, <text:span text:style-name="T88">comme </text:span><text:span text:style-name="T62">écriture, </text:span><text:span text:style-name="T3">imprimerie : transmission ordonnée et logique du savoir</text:span></text:p>
            <text:p text:style-name="P63"><text:soft-page-break/></text:p>
            <text:p text:style-name="P18"><text:span text:style-name="T88">P</text:span>eut-être moins capables de nous concentrer. Peut-être e<text:span text:style-name="T62">st-ce</text:span> transitoire avant d’accéder à des hauteurs intellectuelles plus élevées</text:p>
          </table:table-cell>
          <table:table-cell table:style-name="Tableau1.C2" office:value-type="string">
            <text:p text:style-name="P28"><text:span text:style-name="T62">J</text:span>oujoux high-tech multiplient les occasions de distraction et nuisent gravement à notre productivité :</text:p>
            <text:p text:style-name="P31"><text:soft-page-break/>analyse<text:span text:style-name="T62">s erronées, incomplètes qui doivent être reprises → </text:span>perte de temps</text:p>
          </table:table-cell>
          <table:table-cell table:style-name="Tableau1.D2" office:value-type="string">
            <text:p text:style-name="P39"/>
          </table:table-cell>
          <table:table-cell table:style-name="Tableau1.E2" office:value-type="string">
            <text:p text:style-name="P39"/>
          </table:table-cell>
          <table:table-cell table:style-name="Tableau1.F6" office:value-type="string">
            <text:p text:style-name="P79"><text:span text:style-name="T96">Internet fait partie des outils ayant façonné l’esprit mais comme les nouvelles technologie ce sont des générateur de </text:span><text:soft-page-break/><text:span text:style-name="T96">distraction.</text:span></text:p>
          </table:table-cell>
        </table:table-row>
        <table:table-row table:style-name="Tableau1.2">
          <table:table-cell table:style-name="Tableau1.A3" office:value-type="string">
            <text:p text:style-name="P6"><text:span text:style-name="T63">O</text:span>rdinateur → <text:span text:style-name="T63">on</text:span> accompli<text:span text:style-name="T63">t</text:span> de multiples tâches demand<text:span text:style-name="T63">a</text:span>nt peu d’attention</text:p>
          </table:table-cell>
          <table:table-cell table:style-name="Tableau1.B3" office:value-type="string">
            <text:p text:style-name="P19"><text:span text:style-name="T63">É</text:span>tudes : <text:span text:style-name="T88">quand on fait</text:span> deux choses en même temps, l’attention portée à <text:span text:style-name="T63">chacune</text:span> diminue <text:span text:style-name="T88">+</text:span> <text:span text:style-name="T63">hausse de la négligence</text:span></text:p>
          </table:table-cell>
          <table:table-cell table:style-name="Tableau1.C3" office:value-type="string">
            <text:p text:style-name="P45">Multitâche <text:span text:style-name="T63">=</text:span> <text:span text:style-name="T71">pas</text:span> de concentration sur la tâche prioritaire</text:p>
            <text:p text:style-name="P45"><text:span text:style-name="T63">N</text:span>ouvelles technologies <text:span text:style-name="T63">=</text:span> hyperstimulation à l’école, au travail : répons<text:span text:style-name="T63">e</text:span><text:span text:style-name="T88">s</text:span><text:span text:style-name="T63"> aux</text:span> stimuli</text:p>
          </table:table-cell>
          <table:table-cell table:style-name="Tableau1.D3" office:value-type="string">
            <text:p text:style-name="P39"/>
          </table:table-cell>
          <table:table-cell table:style-name="Tableau1.E5" office:value-type="string">
            <text:p text:style-name="P39"/>
          </table:table-cell>
          <table:table-cell table:style-name="Tableau1.F7" office:value-type="string">
            <text:p text:style-name="P83">Multitâche ne permet pas de se concentrer complètement sur la tâche principale. Et de diminuer l’attention sur chaque tâche</text:p>
          </table:table-cell>
        </table:table-row>
        <table:table-row table:style-name="Tableau1.2">
          <table:table-cell table:style-name="Tableau1.A2" office:value-type="string">
            <text:p text:style-name="P7">facile de se perdre en surfant : oubli <text:span text:style-name="T64">de l’</text:span>objectif initial</text:p>
          </table:table-cell>
          <table:table-cell table:style-name="Tableau1.B2" office:value-type="string">
            <text:p text:style-name="P20">C<text:span text:style-name="T64">arr : </text:span><text:span text:style-name="T88">nous apprenons</text:span> quand nous surfons, <text:span text:style-name="T88">mais</text:span> nous ne sommes plus capables de faire les connexions minutieuses que nous faisions avant</text:p>
          </table:table-cell>
          <table:table-cell table:style-name="Tableau1.C2" office:value-type="string">
            <text:p text:style-name="P46">Multitasking <text:span text:style-name="T65">= s</text:span>ource d’erreurs, de perte de temps, <text:span text:style-name="T65">de</text:span> baisse de qualité du travail <text:span text:style-name="T65">+ </text:span>source de surmenage et de baisse du <text:span text:style-name="T65">QI</text:span></text:p>
          </table:table-cell>
          <table:table-cell table:style-name="Tableau1.D2" office:value-type="string">
            <text:p text:style-name="P39"/>
          </table:table-cell>
          <table:table-cell table:style-name="Tableau1.E2" office:value-type="string">
            <text:p text:style-name="P39"/>
          </table:table-cell>
          <table:table-cell table:style-name="Tableau1.F8" office:value-type="string">
            <text:p text:style-name="P85">Le multitasking entraîne des sources d’erreurs, des oublies de la tâche initial, de plus la qualité de notre travail est impactée.</text:p>
          </table:table-cell>
        </table:table-row>
        <table:table-row table:style-name="Tableau1.2">
          <table:table-cell table:style-name="Tableau1.A3" office:value-type="string">
            <text:p text:style-name="P55">livres électroniques : on pioche plus facilement des passages ou des chapitres plutôt que d’avoir une lecture linéaire → <text:span text:style-name="T89">livre</text:span><text:span text:style-name="T1"> augment</text:span><text:span text:style-name="T89">é</text:span></text:p>
          </table:table-cell>
          <table:table-cell table:style-name="Tableau1.B3" office:value-type="string">
            <text:p text:style-name="P21">Peut-être que l’Internet nous aide à développer de nouveaux esprits, qui peuvent traiter et évaluer l’information en des bouffées d’attention plus brèves et directes <text:span text:style-name="T4">D’ailleurs, l’information en ligne </text:span><text:span text:style-name="T70">est de qualité</text:span></text:p>
          </table:table-cell>
          <table:table-cell table:style-name="Tableau1.C3" office:value-type="string">
            <text:p text:style-name="P51"><text:span text:style-name="T71">O</text:span><text:span text:style-name="T69">n</text:span><text:span text:style-name="T10"> </text:span><text:span text:style-name="T88">f</text:span><text:span text:style-name="T10">ait </text:span><text:span text:style-name="T87">mal</text:span><text:span text:style-name="T10"> plusieurs choses à la fois</text:span></text:p>
            <text:p text:style-name="P51"><text:span text:style-name="T10">Et </text:span><text:span text:style-name="T69">on</text:span><text:span text:style-name="T10"> est très émotionnel → </text:span><text:span text:style-name="T69">efficacité des </text:span><text:span text:style-name="T10">stimuli distrayants dont nos joujoux high-tech sont truffés</text:span></text:p>
            <text:p text:style-name="P51"><text:span text:style-name="T10">→ o</text:span>ser débrancher <text:span text:style-name="T69">et r</text:span>éapprendre à ne faire qu’une tâche à la fois</text:p>
          </table:table-cell>
          <table:table-cell table:style-name="Tableau1.D3" office:value-type="string">
            <text:p text:style-name="P39"/>
          </table:table-cell>
          <table:table-cell table:style-name="Tableau1.E5" office:value-type="string">
            <text:p text:style-name="P39"/>
          </table:table-cell>
          <table:table-cell table:style-name="Tableau1.F9" office:value-type="string">
            <text:p text:style-name="P38"/>
          </table:table-cell>
        </table:table-row>
        <table:table-row table:style-name="Tableau1.2">
          <table:table-cell table:style-name="Tableau1.A2" office:value-type="string">
            <text:p text:style-name="P9">L’électronique favorise des accès partiels, mais peut-être pas une régression : développement d’un autre mode de lecture ?</text:p>
            <text:p text:style-name="P10"><text:soft-page-break/><text:span text:style-name="T72">R</text:span>apport différent à l’information, <text:span text:style-name="T90">car</text:span> :</text:p>
            <text:p text:style-name="P9"><text:span text:style-name="T72">— a</text:span>vec le livre, <text:span text:style-name="T72">on</text:span> absorbe l’information</text:p>
            <text:p text:style-name="P9">— <text:span text:style-name="T72">a</text:span>vec les écrans, souvent, <text:span text:style-name="T72">on</text:span> li<text:span text:style-name="T72">t</text:span> et écri<text:span text:style-name="T72">t</text:span>, ou <text:span text:style-name="T72">on</text:span> li<text:span text:style-name="T72">t</text:span> et communique</text:p>
          </table:table-cell>
          <table:table-cell table:style-name="Tableau1.B2" office:value-type="string">
            <text:p text:style-name="P52"><text:span text:style-name="T73">L</text:span><text:span text:style-name="T9">ecture ponctuée par les hyperliens qui forcent des embranchements </text:span><text:span text:style-name="T90">=</text:span><text:span text:style-name="T9"> celle se pratiqua</text:span><text:span text:style-name="T90">n</text:span><text:span text:style-name="T9">t au XVI</text:span><text:span text:style-name="T39">e</text:span><text:span text:style-name="T9"> siècle parmi les humanistes → </text:span>histoire de la lecture pas linéaire</text:p>
          </table:table-cell>
          <table:table-cell table:style-name="Tableau1.C2" office:value-type="string">
            <text:p text:style-name="P39"/>
          </table:table-cell>
          <table:table-cell table:style-name="Tableau1.D2" office:value-type="string">
            <text:p text:style-name="P34"><text:span text:style-name="T74">L</text:span>ecture sur le web <text:span text:style-name="T74">non linéaire → </text:span>culture de la navigation hypertextuelle :<text:span text:style-name="T77"> </text:span>flânerie + passage aléatoire de lien en lien → <text:s/>sérendipité <text:span text:style-name="T90">favorisée ?</text:span></text:p>
            <text:p text:style-name="P70"><text:span text:style-name="T33">Résultats surprenants </text:span><text:soft-page-break/><text:span text:style-name="T33">p</text:span><text:span text:style-name="T34">arfois</text:span><text:span text:style-name="T33"> proposés </text:span><text:span text:style-name="T34">par</text:span><text:span text:style-name="T33"> </text:span><text:span text:style-name="T36">les</text:span><text:span text:style-name="T33"> moteur</text:span><text:span text:style-name="T36">s</text:span><text:span text:style-name="T33"> de recherche : </text:span><text:span text:style-name="T34">la </text:span><text:span text:style-name="T33">mise en relation peut permettre de découvrir des corrélations insoupçonnées</text:span></text:p>
            <text:p text:style-name="P70"><text:span text:style-name="T33">→ m</text:span><text:span text:style-name="T35">ise</text:span><text:span text:style-name="T33"> en place </text:span><text:span text:style-name="T35">d’</text:span><text:span text:style-name="T33">un protocole de recherche adapté ou </text:span><text:span text:style-name="T35">surfer</text:span><text:span text:style-name="T33"> au hasard des arborescences</text:span></text:p>
          </table:table-cell>
          <table:table-cell table:style-name="Tableau1.E2" office:value-type="string">
            <text:p text:style-name="P56">Internet et médias sociaux favorisent-<text:span text:style-name="T90">ils</text:span> la sérendipité ou nous enferment-<text:span text:style-name="T90">ils</text:span> dans un réseau d’informations homogènes ?</text:p>
            <text:p text:style-name="P56"><text:span text:style-name="T12">→ </text:span><text:span text:style-name="T90">F</text:span><text:span text:style-name="T12">acteur majeur du succès du web à ses débuts, la sérendipité tend </text:span><text:soft-page-break/><text:span text:style-name="T12">malheureusement à dispara</text:span><text:span text:style-name="T74">i</text:span><text:span text:style-name="T12">tre</text:span></text:p>
            <text:p text:style-name="P36">Wikipédia serait son dernier bastion</text:p>
          </table:table-cell>
          <table:table-cell table:style-name="Tableau1.F10" office:value-type="string">
            <text:p text:style-name="P81">Le web a su imposer sa façon de lire. Maintenant notre lecture se base sur de la navigation de lien en lien hypertexte + à la mise en place des protocoles de <text:soft-page-break/>recherche adapté.La différence entre les livres et les écrans est le rapport que nous avons avec l’information.</text:p>
          </table:table-cell>
        </table:table-row>
        <table:table-row table:style-name="Tableau1.2">
          <table:table-cell table:style-name="Tableau1.A3" office:value-type="string">
            <text:p text:style-name="P8">la recherche documentaire et donc l’accès partiel est certainement le mode appelé le plus à progresser</text:p>
          </table:table-cell>
          <table:table-cell table:style-name="Tableau1.B3" office:value-type="string">
            <text:p text:style-name="P23">Sans mémoire, nous perdons l’occasion de construire des connexions durables dans nos cerveaux qui pourraient un jour se mêler d’une façon inédite, <text:span text:style-name="T75">permettant</text:span> de voir le monde sous un autre angle et de trouver de nouvelles solutions</text:p>
          </table:table-cell>
          <table:table-cell table:style-name="Tableau1.C3" office:value-type="string">
            <text:p text:style-name="P50"><text:span text:style-name="T78">P</text:span>etite stimulation peut stimuler les performances, mais trop de stimulation est stressante et <text:span text:style-name="T75">fait</text:span> chute<text:span text:style-name="T75">r</text:span> l’attention</text:p>
            <text:p text:style-name="P50">De plus, le cerveau a besoin de repos <text:span text:style-name="T75">pour </text:span>consolider pensées et souvenirs</text:p>
          </table:table-cell>
          <table:table-cell table:style-name="Tableau1.D3" office:value-type="string">
            <text:p text:style-name="P35">Pasteur : le hasard « ne favorise que les esprits préparés » : terreau de sagacité de l’inventeur <text:span text:style-name="T86">+</text:span> solide culture <text:span text:style-name="T86">nécessaires pour faire les découvertes</text:span></text:p>
          </table:table-cell>
          <table:table-cell table:style-name="Tableau1.E5" office:value-type="string">
            <text:p text:style-name="P39"/>
          </table:table-cell>
          <table:table-cell table:style-name="Tableau1.F11" office:value-type="string">
            <text:p text:style-name="P80">Internet permet d’avoir accès à énormément de données. Mais la recherche documentaire doit être travaillé afin d’apprendre efficacement. Car trop d’information à pour conséquence une baisse de l ‘attention.</text:p>
          </table:table-cell>
        </table:table-row>
        <table:table-row table:style-name="Tableau1.2">
          <table:table-cell table:style-name="Tableau1.A2" office:value-type="string">
            <text:p text:style-name="P39"/>
          </table:table-cell>
          <table:table-cell table:style-name="Tableau1.B2" office:value-type="string">
            <text:p text:style-name="P57"><text:span text:style-name="T86">N</text:span><text:span text:style-name="T67">oyés par </text:span>le flux d’information <text:span text:style-name="T91">rapide malgré un écrémage superficiel</text:span></text:p>
            <text:p text:style-name="P62"/>
            <text:p text:style-name="P57"><text:span text:style-name="T91">I</text:span>nsatiable besoin d’information,<text:span text:style-name="T2"> </text:span><text:span text:style-name="T86">car</text:span><text:span text:style-name="T2"> </text:span><text:span text:style-name="T86">besoin de</text:span><text:span text:style-name="T2"> prendre plus de décisions : religion, service de communication </text:span><text:span text:style-name="T76">ou</text:span><text:span text:style-name="T2"> de santé</text:span></text:p>
          </table:table-cell>
          <table:table-cell table:style-name="Tableau1.C2" office:value-type="string">
            <text:p text:style-name="P32"><text:span text:style-name="T91">E</text:span>n quelques années, le bruit de fond s’est aggravé : sommes en permanence bombardés d’info<text:span text:style-name="T76">rmation</text:span>s visuelles et auditives</text:p>
          </table:table-cell>
          <table:table-cell table:style-name="Tableau1.D2" office:value-type="string">
            <text:p text:style-name="P48"><text:span text:style-name="T83">S</text:span>urcharge informationnelle chaotique et entropique <text:s/>→ hyperliens permett<text:span text:style-name="T76">ent</text:span> de se repérer</text:p>
            <text:p text:style-name="P47"><text:span text:style-name="T83">T</text:span>irer profit de ce désordre pour obtenir des informations inattendues</text:p>
            <text:p text:style-name="P47">→ sérendipité favorisée par la navigation hypertextuelle, les moteurs de recherche ?</text:p>
          </table:table-cell>
          <table:table-cell table:style-name="Tableau1.E2" office:value-type="string">
            <text:p text:style-name="P39"/>
          </table:table-cell>
          <table:table-cell table:style-name="Tableau1.F12" office:value-type="string">
            <text:p text:style-name="P80">Aujourd’hui nous sommes noyé par beaucoup d’information, quel soit visuelle ou auditives. Les hyperliens « permettent » de tirer profit de ce désordre.</text:p>
          </table:table-cell>
        </table:table-row>
        <table:table-row table:style-name="Tableau1.2">
          <table:table-cell table:style-name="Tableau1.A3" office:value-type="string">
            <text:p text:style-name="P39"/>
          </table:table-cell>
          <table:table-cell table:style-name="Tableau1.B3" office:value-type="string">
            <text:p text:style-name="P58"><text:span text:style-name="T92">I</text:span><text:span text:style-name="T54">nternet nous change </text:span><text:span text:style-name="T90">ainsi que</text:span><text:span text:style-name="T54"> notre culture : </text:span><text:soft-page-break/>toutes les technologies apportent et retirent quelque chose</text:p>
            <text:p text:style-name="P58"><text:span text:style-name="T5">Ainsi pensée écrite </text:span><text:span text:style-name="T90">=</text:span><text:span text:style-name="T5"> pensée capable d’attention devenue </text:span><text:span text:style-name="T90">essentielle à</text:span><text:span text:style-name="T5"> la mémoire : </text:span><text:span text:style-name="T54">plus l’attention est précise, plus la mémoire sera précise</text:span></text:p>
          </table:table-cell>
          <table:table-cell table:style-name="Tableau1.C3" office:value-type="string">
            <text:p text:style-name="P30"><text:span text:style-name="T68">M</text:span>ultitasking favorise la procrastination face <text:soft-page-break/>aux tâches longues demandant attention et efforts d’analyse</text:p>
            <text:p text:style-name="P61"/>
            <text:p text:style-name="P49"><text:span text:style-name="T84">M</text:span>ultitask<text:span text:style-name="T79">e</text:span><text:span text:style-name="T84">u</text:span><text:span text:style-name="T79">r</text:span> néglige la phase clé d’<text:span text:style-name="T92">input</text:span> indispensable avant toute analyse ou décision → analyse ou réponse immédiates</text:p>
            <text:p text:style-name="P49"><text:span text:style-name="T80">A</text:span>spect positif <text:span text:style-name="T80">d</text:span>u multitasking :<text:span text:style-name="T68"> </text:span>réactivité, agilité à passer d’un contexte à l’autre</text:p>
          </table:table-cell>
          <table:table-cell table:style-name="Tableau1.D3" office:value-type="string">
            <text:p text:style-name="P33"><text:span text:style-name="T84">D</text:span>ésormais possible de comprendre les <text:soft-page-break/>agencements qui sous-tendent les classifications <text:span text:style-name="T11">grâce aux hyperliens</text:span></text:p>
          </table:table-cell>
          <table:table-cell table:style-name="Tableau1.E5" office:value-type="string">
            <text:p text:style-name="P39"/>
          </table:table-cell>
          <table:table-cell table:style-name="Tableau1.F13" office:value-type="string">
            <text:p text:style-name="P38"/>
          </table:table-cell>
        </table:table-row>
        <table:table-row table:style-name="Tableau1.2">
          <table:table-cell table:style-name="Tableau1.A2" office:value-type="string">
            <text:p text:style-name="P39"/>
          </table:table-cell>
          <table:table-cell table:style-name="Tableau1.B2" office:value-type="string">
            <text:p text:style-name="P25">Théorie actuelle : cerveau en constante évolution, s’adaptant à nos expériences et à notre environnement</text:p>
            <text:p text:style-name="P24">→ optimis<text:span text:style-name="T80">me</text:span> sur notre capacité à nous adapter à notre propre technologie. Nous allons profiter des bénéfices (les contreforts de la pensée <text:span text:style-name="T93">écrite</text:span>) et contourner les pertes (<text:span text:style-name="T93">concentration</text:span> profonde)</text:p>
            <text:p text:style-name="P24">→ <text:span text:style-name="T80">mais crainte</text:span> que le recâblage, actuellement à l’œuvre, exige un prix trop lourd</text:p>
          </table:table-cell>
          <table:table-cell table:style-name="Tableau1.C2" office:value-type="string">
            <text:p text:style-name="P29"><text:span text:style-name="T80">C</text:span>erveau pas dessiné pour répondre aux multiples sollicitations du monde digital sursaturé d’informations instantanées</text:p>
            <text:p text:style-name="P64"/>
            <text:p text:style-name="P53">Nous savons faire plein de choses en parallèle, mais <text:span text:style-name="T80">de moins en moins</text:span> au-delà de 60 ans et <text:span text:style-name="T80">difficilement pour</text:span> les <text:span text:style-name="T80">petits</text:span></text:p>
            <text:p text:style-name="P54"><text:span text:style-name="T81">C</text:span>apacité limit<text:span text:style-name="T81">ée</text:span> même pour les jeunes adultes : <text:span text:style-name="T93">+</text:span> d’erreur<text:span text:style-name="T93">s</text:span> et <text:span text:style-name="T93">+</text:span><text:span text:style-name="T81"> long </text:span>que quand on le fai<text:span text:style-name="T93">t</text:span> séquentielle<text:span text:style-name="T93">ment</text:span></text:p>
          </table:table-cell>
          <table:table-cell table:style-name="Tableau1.D2" office:value-type="string">
            <text:p text:style-name="P39"/>
          </table:table-cell>
          <table:table-cell table:style-name="Tableau1.E2" office:value-type="string">
            <text:p text:style-name="P39"/>
          </table:table-cell>
          <table:table-cell table:style-name="Tableau1.F14" office:value-type="string">
            <text:p text:style-name="P38"/>
          </table:table-cell>
        </table:table-row>
        <table:table-row table:style-name="Tableau1.2">
          <table:table-cell table:style-name="Tableau1.A3" office:value-type="string">
            <text:p text:style-name="P39"/>
          </table:table-cell>
          <table:table-cell table:style-name="Tableau1.B3" office:value-type="string">
            <text:p text:style-name="P15"><text:span text:style-name="T67">N</text:span>ouveau média, nouvelle façon de distribuer le savoir et l’information <text:span text:style-name="T67">=</text:span> <text:span text:style-name="T67">critique de</text:span> l’abêtissement des masses</text:p>
          </table:table-cell>
          <table:table-cell table:style-name="Tableau1.C3" office:value-type="string">
            <text:p text:style-name="P39"/>
          </table:table-cell>
          <table:table-cell table:style-name="Tableau1.D3" office:value-type="string">
            <text:p text:style-name="P39"/>
          </table:table-cell>
          <table:table-cell table:style-name="Tableau1.E5" office:value-type="string">
            <text:p text:style-name="P39"/>
          </table:table-cell>
          <table:table-cell table:style-name="Tableau1.F15" office:value-type="string">
            <text:p text:style-name="P38"/>
          </table:table-cell>
        </table:table-row>
        <text:soft-page-break/>
        <table:table-row table:style-name="Tableau1.2">
          <table:table-cell table:style-name="Tableau1.A2" office:value-type="string">
            <text:p text:style-name="P39"/>
          </table:table-cell>
          <table:table-cell table:style-name="Tableau1.B2" office:value-type="string">
            <text:p text:style-name="P26"><text:span text:style-name="T94">N</text:span>i possible ni souhaitable de faire reculer une technologie</text:p>
          </table:table-cell>
          <table:table-cell table:style-name="Tableau1.C2" office:value-type="string">
            <text:p text:style-name="P39"/>
          </table:table-cell>
          <table:table-cell table:style-name="Tableau1.D2" office:value-type="string">
            <text:p text:style-name="P39"/>
          </table:table-cell>
          <table:table-cell table:style-name="Tableau1.E2" office:value-type="string">
            <text:p text:style-name="P39"/>
          </table:table-cell>
          <table:table-cell table:style-name="Tableau1.F16" office:value-type="string">
            <text:p text:style-name="P38"/>
          </table:table-cell>
        </table:table-row>
        <table:table-row table:style-name="Tableau1.2">
          <table:table-cell table:style-name="Tableau1.A3" office:value-type="string">
            <text:p text:style-name="P39"/>
          </table:table-cell>
          <table:table-cell table:style-name="Tableau1.B3" office:value-type="string">
            <text:p text:style-name="P22"><text:span text:style-name="T66">Succès des</text:span> livres <text:span text:style-name="T66">car</text:span> pratique<text:span text:style-name="T85">s</text:span> pour <text:span text:style-name="T66">(s’)informer même si nombreuses informations inutiles, </text:span><text:span text:style-name="T85">mauvaises</text:span></text:p>
          </table:table-cell>
          <table:table-cell table:style-name="Tableau1.C3" office:value-type="string">
            <text:p text:style-name="P39"/>
          </table:table-cell>
          <table:table-cell table:style-name="Tableau1.D3" office:value-type="string">
            <text:p text:style-name="P39"/>
          </table:table-cell>
          <table:table-cell table:style-name="Tableau1.E5" office:value-type="string">
            <text:p text:style-name="P39"/>
          </table:table-cell>
          <table:table-cell table:style-name="Tableau1.F17" office:value-type="string">
            <text:p text:style-name="P80">Les livres ne sont pas forcément des sources d’information sûr</text:p>
          </table:table-cell>
        </table:table-row>
        <table:table-row table:style-name="Tableau1.2">
          <table:table-cell table:style-name="Tableau1.A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D2" office:value-type="string">
            <text:p text:style-name="P43"><text:span text:style-name="T82">S</text:span>érendipité <text:span text:style-name="T60">mise</text:span> en place <text:span text:style-name="T60">par</text:span> l’utilisateur</text:p>
            <text:p text:style-name="P43"><text:span text:style-name="T82">mais</text:span> stratégies commerciales tent<text:span text:style-name="T60">a</text:span>nt de créer l’illusion d’une information surprenante et pertinente</text:p>
          </table:table-cell>
          <table:table-cell table:style-name="Tableau1.E2" office:value-type="string">
            <text:p text:style-name="P42">Internet trop balisé, <text:span text:style-name="T85">avec des</text:span> algorithmes valoris<text:span text:style-name="T85">a</text:span>nt le mainstream</text:p>
            <text:p text:style-name="P42">→ <text:span text:style-name="T13">uniformisation </text:span><text:span text:style-name="T59">pour plaire au plus grand nombre</text:span></text:p>
            <text:p text:style-name="P42"><text:span text:style-name="T13">→ </text:span>éradique la sérendipité</text:p>
            <text:p text:style-name="P41"><text:span text:style-name="T59">R</text:span>éseaux sociaux en sont en partie responsables : <text:span text:style-name="T59">filtres</text:span></text:p>
          </table:table-cell>
          <table:table-cell table:style-name="Tableau1.F18" office:value-type="string">
            <text:p text:style-name="P38"/>
          </table:table-cell>
        </table:table-row>
        <table:table-row table:style-name="Tableau1.2">
          <table:table-cell table:style-name="Tableau1.A19" office:value-type="string">
            <text:p text:style-name="P39"/>
          </table:table-cell>
          <table:table-cell table:style-name="Tableau1.B19" office:value-type="string">
            <text:p text:style-name="P39"/>
          </table:table-cell>
          <table:table-cell table:style-name="Tableau1.C19" office:value-type="string">
            <text:p text:style-name="P39"/>
          </table:table-cell>
          <table:table-cell table:style-name="Tableau1.D19" office:value-type="string">
            <text:p text:style-name="P35"><text:span text:style-name="T59">S</text:span>érendipité <text:span text:style-name="T59">car </text:span>flânerie, ouverture d’esprit et disponibilité</text:p>
          </table:table-cell>
          <table:table-cell table:style-name="Tableau1.E19" office:value-type="string">
            <text:p text:style-name="P37">Wikipédia : <text:span text:style-name="T59">volonté d’</text:span>encourager la curiosité</text:p>
          </table:table-cell>
          <table:table-cell table:style-name="Tableau1.F19" office:value-type="string">
            <text:p text:style-name="P80">Wikipédia encourage la curiosité, notamment grâce à des hyperliens menant à d’autres articles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adornments="Gras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adornments="Gras" style:font-pitch="variable"/>
    <style:font-face style:name="OpenSymbol" svg:font-family="OpenSymbol" style:font-charset="x-symbol"/>
    <style:font-face style:name="StarSymbol" svg:font-family="Star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orphans="2" fo:widows="2" fo:text-indent="1.401cm" style:auto-text-indent="false" style:page-number="auto"/>
      <style:text-properties style:font-name="DejaVu Sans1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199cm" style:contextual-spacing="false" fo:text-align="center" style:justify-single-word="false" fo:text-indent="0cm" style:auto-text-indent="false" style:page-number="auto" fo:keep-with-next="always"/>
      <style:text-properties fo:color="#000066" loext:opacity="100%" style:font-name="Linux Biolinum O" fo:font-family="'Linux Biolinum O'" style:font-style-name="Gras" style:font-pitch="variable" fo:font-size="26pt" fo:font-style="normal" fo:font-weight="bold" style:font-name-asian="WenQuanYi Zen Hei" style:font-family-asian="'WenQuanYi Zen Hei'" style:font-family-generic-asian="system" style:font-pitch-asian="variable" style:font-size-asian="14pt" style:font-weight-asian="normal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9cm" style:contextual-spacing="false" fo:text-align="justify" style:justify-single-word="false" fo:orphans="2" fo:widows="2" fo:text-indent="1.401cm" style:auto-text-indent="false" style:page-number="auto"/>
      <style:text-properties style:font-name="DejaVu Sans1" fo:font-family="'DejaVu Sans'" style:font-style-name="Book" style:font-family-generic="swiss" style:font-pitch="variable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109cm" style:contextual-spacing="false" fo:text-align="justify" style:justify-single-word="false" fo:text-indent="0cm" style:auto-text-indent="false"/>
      <style:text-properties fo:color="#000099" loext:opacity="100%" style:font-name="Linux Biolinum O" fo:font-family="'Linux Biolinum O'" style:font-style-name="Gras" style:font-pitch="variable" fo:font-size="18pt" fo:font-weight="bold" style:font-size-asian="115%" style:font-weight-asian="normal" style:font-size-complex="115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9cm" style:contextual-spacing="false" fo:text-align="justify" style:justify-single-word="false" fo:text-indent="0.499cm" style:auto-text-indent="false"/>
      <style:text-properties fo:color="#0000cc" loext:opacity="100%" fo:font-size="16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.109cm" style:contextual-spacing="false" fo:text-align="justify" style:justify-single-word="false" fo:text-indent="1cm" style:auto-text-indent="false" style:page-number="auto"/>
      <style:text-properties fo:color="#0000ff" loext:opacity="100%" fo:font-size="14pt" fo:font-weight="bold" style:font-size-asian="14pt" style:font-weight-asian="normal" style:font-size-complex="14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2" fo:font-family="'DejaVu Sans'" style:font-style-name="Gras" style:font-family-generic="swiss" style:font-pitch="variabl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note" style:family="paragraph" style:parent-style-name="Standard" style:class="extra">
      <style:paragraph-properties fo:margin-left="0.598cm" fo:margin-right="0cm" fo:margin-top="0cm" fo:margin-bottom="0.101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  <style:text-properties style:font-name="DejaVu Sans1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center" style:justify-single-word="false" fo:text-indent="0cm" style:auto-text-indent="false"/>
      <style:text-properties style:font-name="DejaVu Sans" fo:font-size="11pt" style:font-size-asian="11pt" style:font-size-complex="11pt"/>
    </style:style>
    <style:page-layout style:name="Mpm1">
      <style:page-layout-properties fo:page-width="29.7cm" fo:page-height="21.001cm" style:num-format="1" style:print-orientation="landscape" fo:margin-top="1.199cm" fo:margin-bottom="1.1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/<text:page-count>6</text:page-count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6-02T16:03:14.984227969</meta:creation-date>
    <meta:editing-duration>PT20H14M44S</meta:editing-duration>
    <meta:editing-cycles>191</meta:editing-cycles>
    <meta:generator>LibreOffice/7.4.4.2$Linux_X86_64 LibreOffice_project/40$Build-2</meta:generator>
    <dc:title>cours</dc:title>
    <dc:date>2023-01-25T13:56:37.447964750</dc:date>
    <meta:document-statistic meta:table-count="1" meta:image-count="1" meta:object-count="0" meta:page-count="6" meta:paragraph-count="109" meta:word-count="1737" meta:character-count="11022" meta:non-whitespace-character-count="9390"/>
    <meta:template xlink:type="simple" xlink:actuate="onRequest" xlink:title="cours" xlink:href="../../../../../../../.config/libreoffice/4/user/template/cours1.ott" meta:date="2016-06-02T16:03:14.707447304"/>
  </office:meta>
</office:document-meta>
</file>